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A9100001F87CCDF6DF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" svg:font-family="'Times New Roman', 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1" fo:font-size="14pt" style:font-size-asian="14pt" style:font-name-complex="Times New Roman2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1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style:text-autospace="none"/>
      <style:text-properties fo:color="#000000" style:font-name="Courier New1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style:text-autospace="none"/>
      <style:text-properties style:font-name="Courier New1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1" fo:font-size="14pt" style:font-name-asian="Segoe UI1" style:font-size-asian="14pt" style:font-name-complex="Segoe UI1" style:font-size-complex="14pt"/>
    </style:style>
    <style:style style:name="P21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1" fo:font-size="14pt" style:font-size-asian="14pt" style:font-name-complex="Times New Roman2" style:font-size-complex="14pt"/>
    </style:style>
    <style:style style:name="P22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1" fo:font-size="14pt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23" style:family="paragraph" style:parent-style-name="Standard">
      <style:paragraph-properties fo:line-height="150%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4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5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6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1" fo:font-size="14pt" style:font-size-asian="14pt" style:font-size-complex="14pt" style:font-weight-complex="bold"/>
    </style:style>
    <style:style style:name="P27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1" fo:font-size="14pt" style:font-size-asian="14pt" style:font-name-complex="Segoe UI1" style:font-size-complex="14pt"/>
    </style:style>
    <style:style style:name="P29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style:font-name="Times New Roman1" fo:font-size="14pt" style:font-size-asian="14pt" style:font-name-complex="Times New Roman2" style:font-size-complex="14pt"/>
    </style:style>
    <style:style style:name="T2" style:family="text"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fo:color="#000000" style:font-name="Times New Roman1" fo:font-size="14pt" fo:font-style="italic" style:font-size-asian="14pt" style:font-style-asian="italic" style:font-name-complex="Times New Roman2" style:font-size-complex="14pt"/>
    </style:style>
    <style:style style:name="T4" style:family="text">
      <style:text-properties fo:color="#000000" style:font-name="Times New Roman1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5" style:family="text">
      <style:text-properties fo:color="#000000" style:font-name="Times New Roman1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6" style:family="text">
      <style:text-properties fo:color="#000000" style:font-name="Times New Roman1" fo:font-size="14pt" fo:language="en" fo:country="US" style:font-name-asian="Consolas" style:font-size-asian="14pt" style:font-name-complex="Consolas" style:font-size-complex="14pt"/>
    </style:style>
    <style:style style:name="T7" style:family="text">
      <style:text-properties fo:color="#000000" style:font-name="Times New Roman1" fo:font-size="14pt" fo:language="en" fo:country="US" style:font-name-asian="Segoe UI1" style:font-size-asian="14pt" style:font-name-complex="Segoe UI1" style:font-size-complex="14pt"/>
    </style:style>
    <style:style style:name="T8" style:family="text">
      <style:text-properties fo:color="#000000"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T9" style:family="text">
      <style:text-properties fo:color="#000000" style:font-name="Times New Roman1" fo:font-size="14pt" fo:language="ru" fo:country="RU" style:font-name-asian="Consolas" style:font-size-asian="14pt" style:font-name-complex="Consolas" style:font-size-complex="14pt"/>
    </style:style>
    <style:style style:name="T10" style:family="text">
      <style:text-properties fo:color="#000000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-asian="Consolas" style:font-name-complex="Consola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Segoe UI1"/>
    </style:style>
    <style:style style:name="T15" style:family="text">
      <style:text-properties fo:color="#0000ff" fo:font-size="9.5pt" fo:language="en" fo:country="US" style:font-size-asian="9.5pt" style:font-size-complex="9.5pt"/>
    </style:style>
    <style:style style:name="T16" style:family="text">
      <style:text-properties fo:color="#0000ff" fo:font-size="9.5pt" style:font-name-asian="Consolas" style:font-size-asian="9.5pt" style:font-name-complex="Consolas" style:font-size-complex="9.5pt"/>
    </style:style>
    <style:style style:name="T1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00ff" style:font-name="Consolas" fo:language="en" fo:country="US"/>
    </style:style>
    <style:style style:name="T19" style:family="text">
      <style:text-properties fo:color="#0000ff" fo:language="en" fo:country="US"/>
    </style:style>
    <style:style style:name="T20" style:family="text">
      <style:text-properties fo:color="#0000ff" style:font-name-asian="Consolas" style:font-name-complex="Consolas"/>
    </style:style>
    <style:style style:name="T21" style:family="text">
      <style:text-properties fo:language="ru" fo:country="RU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language="en" fo:country="US"/>
    </style:style>
    <style:style style:name="T24" style:family="text">
      <style:text-properties fo:font-size="9.5pt" fo:language="en" fo:country="US" style:font-size-asian="9.5pt" style:font-size-complex="9.5pt"/>
    </style:style>
    <style:style style:name="T25" style:family="text">
      <style:text-properties style:font-name="Times New Roman1" fo:font-size="14pt" style:font-size-asian="14pt" style:font-size-complex="14pt"/>
    </style:style>
    <style:style style:name="T26" style:family="text">
      <style:text-properties style:font-name="Times New Roman1" fo:font-size="14pt" fo:language="en" fo:country="US" style:font-name-asian="Segoe UI1" style:font-size-asian="14pt" style:font-size-complex="14pt"/>
    </style:style>
    <style:style style:name="T27" style:family="text">
      <style:text-properties style:font-name="Times New Roman1" fo:font-size="14pt" fo:language="en" fo:country="US" style:font-size-asian="14pt" style:font-size-complex="14pt"/>
    </style:style>
    <style:style style:name="T2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fo:color="#008000" fo:font-size="9.5pt" style:font-name-asian="Consolas" style:font-size-asian="9.5pt" style:font-name-complex="Consolas" style:font-size-complex="9.5pt"/>
    </style:style>
    <style:style style:name="T30" style:family="text">
      <style:text-properties fo:color="#008000" style:font-name-asian="Consolas" style:font-name-complex="Consolas"/>
    </style:style>
    <style:style style:name="T31" style:family="text">
      <style:text-properties style:font-name="Consolas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 </text:p>
      <text:p text:style-name="P13">Федеральное государственное бюджетное образовательное учреждение </text:p>
      <text:p text:style-name="P13">высшего образования «Тульский государственный университет» </text:p>
      <text:p text:style-name="P13">Кафедра вычислительной техники </text:p>
      <text:p text:style-name="P13"/>
      <text:p text:style-name="P13">Отчет по лабораторной работе №<text:span text:style-name="T13">6</text:span></text:p>
      <text:p text:style-name="P26"><text:bookmark text:name="_Toc18424207"/>Визуальное проектирование программ в среде <text:span text:style-name="T13">Visual <text:tab/>Studio</text:span>. Анимация. </text:p>
      <text:p text:style-name="P17"><text:span text:style-name="T22"><text:s/>Язык С</text:span><text:span text:style-name="T23">#.</text:span></text:p>
      <text:p text:style-name="P16"/>
      <text:p text:style-name="P14"/>
      <text:p text:style-name="P19">Выполнил студент группы 220681</text:p>
      <text:p text:style-name="P19">Гришанов Александр Александрович</text:p>
      <text:p text:style-name="P19"/>
      <text:p text:style-name="P19">Провер<text:span text:style-name="T22">ил:</text:span></text:p>
      <text:p text:style-name="P20">Асс. Демидова Анастасия Владимировна</text:p>
      <text:p text:style-name="P20"/>
      <text:p text:style-name="P19"/>
      <text:p text:style-name="P18"/>
      <text:p text:style-name="P18"/>
      <text:p text:style-name="P18"/>
      <text:p text:style-name="P18"><text:s text:c="2"/></text:p>
      <text:p text:style-name="P13"/>
      <text:p text:style-name="P13"/>
      <text:p text:style-name="P13"/>
      <text:p text:style-name="P13"><text:soft-page-break/>Тула 2019</text:p>
      <text:p text:style-name="P15">1. Цель <text:span text:style-name="T21">и задание </text:span>работы </text:p>
      <text:p text:style-name="P27"><text:span text:style-name="T7"><text:tab/></text:span><text:span text:style-name="T26">Спроектировать приложение, интерфейс которого включает форму, кнопку Start, кнопку Stop. </text:span><text:span text:style-name="T25">При инициализации формы на ней рисуется прямоугольный контур таймера. При клике по кнопке </text:span><text:span text:style-name="T27">Start</text:span><text:span text:style-name="T25"> в на форме рисуется секундная стрелка синим цветом каждую нечетную секунду и красным цветом – каждую четную.</text:span></text:p>
      <text:p text:style-name="P28"><text:span text:style-name="T14"/></text:p>
      <text:p text:style-name="P22">2. Алгоритмы</text:p>
      <text:p text:style-name="P1"><text:span text:style-name="T4">2.</text:span><text:span text:style-name="T5">2</text:span><text:span text:style-name="T4"> Алгоритмы:</text:span></text:p>
      <text:p text:style-name="P1"><text:span text:style-name="T1"><text:tab/></text:span><text:span text:style-name="T9">Применяется рисование внутри </text:span><text:span text:style-name="T6">PictureBox</text:span><text:span text:style-name="T9">. Используется класс </text:span><text:span text:style-name="T6">Graphics, </text:span><text:span text:style-name="T9">и рисование — класс </text:span><text:span text:style-name="T6">Pen </text:span><text:span text:style-name="T9">и метод DrawLine() и формулы для отрисовки линии таймера.</text:span></text:p>
      <text:p text:style-name="P10"><text:span text:style-name="T1"><text:tab/>2</text:span><text:span text:style-name="T4">.3 Тестирование:</text:span></text:p>
      <text:p text:style-name="P10"><text:span text:style-name="T1"><text:tab/><text:tab/></text:span><text:span text:style-name="T3">3.3.1 Тестирование программы для задачи 1</text:span></text:p>
      <text:p text:style-name="P21">Работает исправно - <text:span text:style-name="T21">при нажатии на кнопки отрисовываются линии.</text:span></text:p>
      <text:p text:style-name="P3"><text:tab/></text:p>
      <text:p text:style-name="P5">Список литературы</text:p>
      <text:p text:style-name="P10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/text:p>
      <text:p text:style-name="P23"><text:span text:style-name="T19"><text:s text:c="8"/>static</text:span><text:span text:style-name="T13"> </text:span><text:span text:style-name="T19">float</text:span><text:span text:style-name="T13"> centerX = 0.0f;</text:span></text:p>
      <text:p text:style-name="P25"><text:span text:style-name="T12"><text:s text:c="8"/></text:span><text:span text:style-name="T20">static</text:span><text:span text:style-name="T12"> </text:span><text:span text:style-name="T20">float</text:span><text:span text:style-name="T12"> centerY = 0.0f;</text:span></text:p>
      <text:p text:style-name="P25"><text:span text:style-name="T12"><text:s text:c="8"/></text:span><text:span text:style-name="T20">static</text:span><text:span text:style-name="T12"> </text:span><text:span text:style-name="T20">float</text:span><text:span text:style-name="T12"> diametr = 180.0f;</text:span></text:p>
      <text:p text:style-name="P25"><text:span text:style-name="T12"><text:s text:c="8"/></text:span><text:span text:style-name="T20">static</text:span><text:span text:style-name="T12"> </text:span><text:span text:style-name="T20">float</text:span><text:span text:style-name="T12"> radius = diametr / 2;</text:span></text:p>
      <text:p text:style-name="P25"><text:span text:style-name="T12"><text:s text:c="8"/></text:span><text:span text:style-name="T20">bool</text:span><text:span text:style-name="T12"> dir = </text:span><text:span text:style-name="T20">true</text:span><text:span text:style-name="T12">;</text:span></text:p>
      <text:p text:style-name="P25"><text:span text:style-name="T12"><text:s text:c="8"/></text:span><text:span text:style-name="T20">static</text:span><text:span text:style-name="T12"> </text:span><text:span text:style-name="T20">int</text:span><text:span text:style-name="T12"> time = 0;</text:span></text:p>
      <text:p text:style-name="P25"><text:span text:style-name="T12"><text:s text:c="8"/>Pen Str = </text:span><text:span text:style-name="T20">new</text:span><text:span text:style-name="T12"> Pen(Color.Red, 2);</text:span></text:p>
      <text:p text:style-name="P25"><text:span text:style-name="T12"><text:s text:c="8"/>Pen Round = </text:span><text:span text:style-name="T20">new</text:span><text:span text:style-name="T12"> Pen(Color.Purple, 2);</text:span></text:p>
      <text:p text:style-name="P25"><text:span text:style-name="T12"><text:s text:c="8"/></text:span><text:span text:style-name="T20">static</text:span><text:span text:style-name="T12"> </text:span><text:span text:style-name="T20">float</text:span><text:span text:style-name="T12"> x = radius - diametr / 30;</text:span><text:span text:style-name="T30">//def</text:span></text:p>
      <text:p text:style-name="P25"><text:span text:style-name="T12"><text:s text:c="8"/></text:span><text:span text:style-name="T20">static</text:span><text:span text:style-name="T12"> </text:span><text:span text:style-name="T20">float</text:span><text:span text:style-name="T12"> xd = x;</text:span></text:p>
      <text:p text:style-name="P25"><text:span text:style-name="T12"><text:s text:c="8"/></text:span><text:span text:style-name="T20">public</text:span><text:span text:style-name="T12"> Form1() <text:s text:c="7"/>{</text:span></text:p>
      <text:p text:style-name="P24"><text:s text:c="12"/>InitializeComponent();</text:p>
      <text:p text:style-name="P24"><text:s text:c="12"/>timer1.Interval = 500; <text:s text:c="7"/>}</text:p>
      <text:p text:style-name="P25"><text:span text:style-name="T12"><text:s text:c="8"/></text:span><text:span text:style-name="T20">private</text:span><text:span text:style-name="T12"> </text:span><text:span text:style-name="T20">void</text:span><text:span text:style-name="T12"> Form1_Load(</text:span><text:span text:style-name="T20">object</text:span><text:span text:style-name="T12"> sender, EventArgs e)</text:span></text:p>
      <text:p text:style-name="P24"><text:s text:c="8"/>{ <text:s text:c="7"/>}</text:p>
      <text:p text:style-name="P25"><text:span text:style-name="T12"><text:s text:c="8"/></text:span><text:span text:style-name="T20">public</text:span><text:span text:style-name="T12"> </text:span><text:span text:style-name="T20">void</text:span><text:span text:style-name="T12"> DrawUp(</text:span><text:span text:style-name="T20">float</text:span><text:span text:style-name="T12"> x, </text:span><text:span text:style-name="T20">int</text:span><text:span text:style-name="T12"> pen) <text:s text:c="7"/>{</text:span></text:p>
      <text:p text:style-name="P25"><text:span text:style-name="T12"><text:s text:c="12"/></text:span><text:span text:style-name="T20">float</text:span><text:span text:style-name="T12"> m_x = x - radius;</text:span></text:p>
      <text:p text:style-name="P24"><text:s text:c="12"/>Graphics g = pictureBox1.CreateGraphics();</text:p>
      <text:p text:style-name="P25"><text:span text:style-name="T12"><text:s text:c="12"/></text:span><text:span text:style-name="T20">float</text:span><text:span text:style-name="T12"> m_y = radius - (</text:span><text:span text:style-name="T20">float</text:span><text:span text:style-name="T12">)(Math.Sqrt((Math.Pow(radius, 2) - Math.Pow(m_x, 2))));</text:span></text:p>
      <text:p text:style-name="P25"><text:span text:style-name="T12"><text:s text:c="12"/></text:span><text:span text:style-name="T20">if</text:span><text:span text:style-name="T12"> (pen == 1) <text:s text:c="11"/>{</text:span></text:p>
      <text:p text:style-name="P24"><text:s text:c="16"/>Str.Color = Color.Red;</text:p>
      <text:p text:style-name="P24"><text:s text:c="16"/>g.DrawLine(Str, radius, radius, x, m_y);</text:p>
      <text:p text:style-name="P24"><text:s text:c="16"/>g.DrawEllipse(Round, centerX, centerY, diametr, diametr); <text:s text:c="11"/>}</text:p>
      <text:p text:style-name="P25"><text:span text:style-name="T12"><text:s text:c="12"/></text:span><text:span text:style-name="T20">else</text:span><text:span text:style-name="T12"> </text:span><text:span text:style-name="T20">if</text:span><text:span text:style-name="T12"> (pen == 3) <text:s text:c="11"/>{</text:span></text:p>
      <text:p text:style-name="P24"><text:s text:c="16"/>Str.Color = Color.White;</text:p>
      <text:p text:style-name="P24"><text:s text:c="16"/>g.DrawLine(Str, radius, radius, x, m_y);</text:p>
      <text:p text:style-name="P24"><text:s text:c="16"/>g.DrawEllipse(Round, centerX, centerY, diametr, diametr); <text:s text:c="11"/>}</text:p>
      <text:p text:style-name="P25"><text:span text:style-name="T12"><text:s text:c="12"/></text:span><text:span text:style-name="T20">else</text:span><text:span text:style-name="T12"> <text:s text:c="11"/>{</text:span></text:p>
      <text:p text:style-name="P24"><text:s text:c="16"/>Str.Color = Color.Blue;</text:p>
      <text:p text:style-name="P24"><text:s text:c="16"/>g.DrawLine(Str, radius, radius, x, m_y);</text:p>
      <text:p text:style-name="P24"><text:s text:c="16"/>g.DrawEllipse(Round, centerX, centerY, diametr, diametr);}}</text:p>
      <text:p text:style-name="P25"><text:span text:style-name="T12"><text:s text:c="8"/></text:span><text:span text:style-name="T20">public</text:span><text:span text:style-name="T12"> </text:span><text:span text:style-name="T20">void</text:span><text:span text:style-name="T12"> DrawUnd(</text:span><text:span text:style-name="T20">float</text:span><text:span text:style-name="T12"> x, </text:span><text:span text:style-name="T20">int</text:span><text:span text:style-name="T12"> pen) <text:s text:c="7"/>{</text:span></text:p>
      <text:p text:style-name="P25"><text:soft-page-break/><text:span text:style-name="T12"><text:s text:c="12"/></text:span><text:span text:style-name="T20">float</text:span><text:span text:style-name="T12"> m_x = x - radius;</text:span></text:p>
      <text:p text:style-name="P24"><text:s text:c="12"/>Graphics g = pictureBox1.CreateGraphics();</text:p>
      <text:p text:style-name="P25"><text:span text:style-name="T12"><text:s text:c="12"/></text:span><text:span text:style-name="T20">float</text:span><text:span text:style-name="T12"> m_y = radius + (</text:span><text:span text:style-name="T20">float</text:span><text:span text:style-name="T12">)(Math.Sqrt((Math.Pow(radius, 2) - Math.Pow(m_x, 2))));</text:span></text:p>
      <text:p text:style-name="P25"><text:span text:style-name="T12"><text:s text:c="12"/></text:span><text:span text:style-name="T20">if</text:span><text:span text:style-name="T12"> (pen == 1) <text:s text:c="11"/>{</text:span></text:p>
      <text:p text:style-name="P24"><text:s text:c="16"/>Str.Color = Color.Red;</text:p>
      <text:p text:style-name="P24"><text:s text:c="16"/>g.DrawLine(Str, radius, radius, x, m_y);</text:p>
      <text:p text:style-name="P24"><text:s text:c="16"/>g.DrawEllipse(Round, centerX, centerY, diametr, diametr); <text:s text:c="11"/>}</text:p>
      <text:p text:style-name="P25"><text:span text:style-name="T12"><text:s text:c="12"/></text:span><text:span text:style-name="T20">else</text:span><text:span text:style-name="T12"> </text:span><text:span text:style-name="T20">if</text:span><text:span text:style-name="T12"> (pen == 3) <text:s text:c="11"/>{</text:span></text:p>
      <text:p text:style-name="P24"><text:s text:c="16"/>Str.Color = Color.White;</text:p>
      <text:p text:style-name="P24"><text:s text:c="16"/>g.DrawLine(Str, radius, radius, x, m_y);</text:p>
      <text:p text:style-name="P24"><text:s text:c="16"/>g.DrawEllipse(Round, centerX, centerY, diametr, diametr); <text:s text:c="11"/>}</text:p>
      <text:p text:style-name="P25"><text:span text:style-name="T12"><text:s text:c="12"/></text:span><text:span text:style-name="T20">else</text:span><text:span text:style-name="T12"> <text:s text:c="11"/>{</text:span></text:p>
      <text:p text:style-name="P24"><text:s text:c="16"/>Str.Color = Color.Blue;</text:p>
      <text:p text:style-name="P24"><text:s text:c="16"/>g.DrawLine(Str, radius, radius, x, m_y);</text:p>
      <text:p text:style-name="P24"><text:s text:c="16"/>g.DrawEllipse(Round, centerX, centerY, diametr, diametr);}}</text:p>
      <text:p text:style-name="P25"><text:span text:style-name="T12"><text:s text:c="8"/></text:span><text:span text:style-name="T20">private</text:span><text:span text:style-name="T12"> </text:span><text:span text:style-name="T20">void</text:span><text:span text:style-name="T12"> button1_Click(</text:span><text:span text:style-name="T20">object</text:span><text:span text:style-name="T12"> sender, EventArgs e) <text:s text:c="7"/>{</text:span></text:p>
      <text:p text:style-name="P24"><text:s text:c="12"/>Graphics g = pictureBox1.CreateGraphics();</text:p>
      <text:p text:style-name="P24"><text:s text:c="12"/>g.DrawEllipse(Round, centerX, centerY, diametr, diametr);</text:p>
      <text:p text:style-name="P25"><text:span text:style-name="T12"><text:s text:c="12"/>timer1.Enabled = </text:span><text:span text:style-name="T20">true</text:span><text:span text:style-name="T12">;</text:span></text:p>
      <text:p text:style-name="P24"><text:s text:c="12"/>timer1.Start();}</text:p>
      <text:p text:style-name="P25"><text:span text:style-name="T12"><text:s text:c="8"/></text:span><text:span text:style-name="T20">private</text:span><text:span text:style-name="T12"> </text:span><text:span text:style-name="T20">void</text:span><text:span text:style-name="T12"> timer1_Tick(</text:span><text:span text:style-name="T20">object</text:span><text:span text:style-name="T12"> sender, EventArgs e) <text:s text:c="7"/>{</text:span></text:p>
      <text:p text:style-name="P24"><text:s text:c="12"/>time += 1;</text:p>
      <text:p text:style-name="P25"><text:span text:style-name="T12"><text:s text:c="12"/></text:span><text:span text:style-name="T20">if</text:span><text:span text:style-name="T12"> (x &lt; diametr &amp;&amp; dir == </text:span><text:span text:style-name="T20">true</text:span><text:span text:style-name="T12">) <text:s text:c="11"/>{</text:span></text:p>
      <text:p text:style-name="P25"><text:span text:style-name="T12"><text:s text:c="16"/></text:span><text:span text:style-name="T20">if</text:span><text:span text:style-name="T12"> (time % 2 == 0) <text:s text:c="15"/>{</text:span></text:p>
      <text:p text:style-name="P24"><text:s text:c="20"/>DrawUp(x, 3);</text:p>
      <text:p text:style-name="P25"><text:span text:style-name="T12"><text:s text:c="20"/>x += (</text:span><text:span text:style-name="T20">float</text:span><text:span text:style-name="T12">)diametr / 30f;</text:span></text:p>
      <text:p text:style-name="P24"><text:s text:c="20"/>DrawUp(x, 1); <text:s text:c="15"/>}</text:p>
      <text:p text:style-name="P25"><text:span text:style-name="T12"><text:s text:c="16"/></text:span><text:span text:style-name="T20">else</text:span><text:span text:style-name="T12"> <text:s text:c="15"/>{</text:span></text:p>
      <text:p text:style-name="P24"><text:s text:c="20"/>DrawUp(x, 3);</text:p>
      <text:p text:style-name="P25"><text:span text:style-name="T12"><text:s text:c="20"/>x += (</text:span><text:span text:style-name="T20">float</text:span><text:span text:style-name="T12">)diametr / 30f;</text:span></text:p>
      <text:p text:style-name="P24"><text:s text:c="20"/>DrawUp(x, 2);}}</text:p>
      <text:p text:style-name="P25"><text:span text:style-name="T12"><text:s text:c="12"/></text:span><text:span text:style-name="T20">else</text:span><text:span text:style-name="T12"> <text:s text:c="11"/>{</text:span></text:p>
      <text:p text:style-name="P25"><text:span text:style-name="T12"><text:s text:c="16"/>dir = </text:span><text:span text:style-name="T20">false</text:span><text:span text:style-name="T12">;</text:span></text:p>
      <text:p text:style-name="P25"><text:span text:style-name="T12"><text:s text:c="16"/></text:span><text:span text:style-name="T20">if</text:span><text:span text:style-name="T12"> (time % 2 == 0){</text:span></text:p>
      <text:p text:style-name="P24"><text:s text:c="20"/>DrawUnd(x, 3);</text:p>
      <text:p text:style-name="P25"><text:span text:style-name="T12"><text:s text:c="20"/>x -= (</text:span><text:span text:style-name="T20">float</text:span><text:span text:style-name="T12">)diametr / 30f;</text:span></text:p>
      <text:p text:style-name="P24"><text:s text:c="20"/>DrawUnd(x, 1);}</text:p>
      <text:p text:style-name="P25"><text:span text:style-name="T12"><text:s text:c="16"/></text:span><text:span text:style-name="T20">else</text:span><text:span text:style-name="T12"> <text:s text:c="15"/>{</text:span></text:p>
      <text:p text:style-name="P24"><text:soft-page-break/><text:s text:c="20"/>DrawUnd(x, 3);</text:p>
      <text:p text:style-name="P25"><text:span text:style-name="T12"><text:s text:c="20"/>x -= (</text:span><text:span text:style-name="T20">float</text:span><text:span text:style-name="T12">)diametr / 30f;</text:span></text:p>
      <text:p text:style-name="P24"><text:s text:c="20"/>DrawUnd(x, 2); <text:s text:c="15"/>}</text:p>
      <text:p text:style-name="P25"><text:span text:style-name="T12"><text:s text:c="16"/></text:span><text:span text:style-name="T20">if</text:span><text:span text:style-name="T12"> (x &lt;= 0) <text:s text:c="15"/>{</text:span></text:p>
      <text:p text:style-name="P24"><text:s text:c="20"/>x = 0;</text:p>
      <text:p text:style-name="P25"><text:span text:style-name="T12"><text:s text:c="20"/>dir = </text:span><text:span text:style-name="T20">true</text:span><text:span text:style-name="T12">;}}}</text:span></text:p>
      <text:p text:style-name="P25"><text:span text:style-name="T12"><text:s text:c="8"/></text:span><text:span text:style-name="T20">private</text:span><text:span text:style-name="T12"> </text:span><text:span text:style-name="T20">void</text:span><text:span text:style-name="T12"> button2_Click(</text:span><text:span text:style-name="T20">object</text:span><text:span text:style-name="T12"> sender, EventArgs e) <text:s text:c="7"/>{</text:span></text:p>
      <text:p text:style-name="P24"><text:s text:c="12"/>timer1.Stop(); <text:s text:c="7"/>}</text:p>
      <text:p text:style-name="P4">Приложение 1.2</text:p>
      <text:p text:style-name="P2">Тест задания 1</text:p>
      <text:p text:style-name="P2"><draw:frame draw:style-name="fr1" draw:name="Графический объект1" text:anchor-type="paragraph" svg:width="6.802cm" svg:height="8.072cm" draw:z-index="0"><draw:image xlink:href="Pictures/2000000700001A9100001F87CCDF6DF4.svm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11"><text:span text:style-name="T8">З</text:span><text:span text:style-name="T2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" svg:font-family="'Times New Roman', 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33</meta:editing-cycles>
    <meta:print-date>2019-02-25T16:45:00</meta:print-date>
    <meta:creation-date>2019-04-02T15:10:00</meta:creation-date>
    <dc:date>2019-09-30T21:36:46.46</dc:date>
    <meta:editing-duration>PT5H38M</meta:editing-duration>
    <meta:generator>OpenOffice/4.1.6$Win32 OpenOffice.org_project/416m1$Build-9790</meta:generator>
    <meta:document-statistic meta:table-count="0" meta:image-count="1" meta:object-count="0" meta:page-count="5" meta:paragraph-count="109" meta:word-count="519" meta:character-count="49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